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chine.Machine( String i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chine.getAddress( String strin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Machine.setAddress( InetAddress _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chine.getIPRan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chine.get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chine.addIPRange( IPRange r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chin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chine.getI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chine.equals( Object other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chine.getAccreditabl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chin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